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">1Intro<text:tab/>2</text:p>
          <text:p text:style-name="P6">2Image prepare<text:tab/>2</text:p>
          <text:p text:style-name="P5">2.1Preparation Host<text:tab/>2</text:p>
          <text:p text:style-name="P5">2.2Parting<text:tab/>2</text:p>
          <text:p text:style-name="P5">2.3bootline<text:tab/>2</text:p>
          <text:p text:style-name="P5">2.4Extending config.txt<text:tab/>2</text:p>
          <text:p text:style-name="P6">3Creating<text:tab/>3</text:p>
          <text:p text:style-name="P6">4First Install and Update<text:tab/>3</text:p>
          <text:p text:style-name="P6">5Run Tests<text:tab/>4</text:p>
          <text:p text:style-name="P5">5.1Audio Test<text:tab/>4</text:p>
          <text:p text:style-name="P5">5.2Ensemble8<text:tab/>4</text:p>
          <text:p text:style-name="P5">5.3Standard Java Demos<text:tab/>5</text:p>
          <text:p text:style-name="P5">5.4Sun/Oracle jre<text:tab/>6</text:p>
          <text:p text:style-name="P5">5.5Sun with gluon 6<text:tab/>6</text:p>
          <text:p text:style-name="P5">5.6Cross check Raspbian<text:tab/>6</text:p>
          <text:p text:style-name="P6">6Prep 4 X<text:tab/>7</text:p>
          <text:p text:style-name="P6">7Add JRE<text:tab/>7</text:p>
          <text:p text:style-name="P5">7.1Added dirs in ala userland<text:tab/>7</text:p>
          <text:p text:style-name="P5">7.2Files added to userland<text:tab/>7</text:p>
          <text:p text:style-name="P5">7.3systemd add ons<text:tab/>7</text:p>
          <text:p text:style-name="P6">8Other Linux commands<text:tab/>7</text:p>
          <text:p text:style-name="P6">9ToDo<text:tab/>8</text:p>
          <text:p text:style-name="P6">10Links<text:tab/>9</text:p>
          <text:p text:style-name="P5">10.1alarm<text:tab/>9</text:p>
          <text:p text:style-name="P5">10.2OpenJDK<text:tab/>9</text:p>
          <text:p text:style-name="P5">10.3Liberica jre<text:tab/>9</text:p>
          <text:p text:style-name="P5">10.4Azul Zulu<text:tab/>9</text:p>
          <text:p text:style-name="P5">10.5Other<text:tab/>9</text:p>
          <text:p text:style-name="P5">10.6Hints<text:tab/>9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4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p text:style-name="Text_20_body"/>
      <text:h text:style-name="Heading_20_1" text:outline-level="1">Image prepare</text:h>
      <text:h text:style-name="Heading_20_2" text:outline-level="2">Preparation Host</text:h>
      <text:p text:style-name="Text_20_body">Knoppix 8,2 on old laptop</text:p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<text:soft-page-break/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><text:soft-page-break/></text:p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2" text:outline-level="2">systemd add ons</text:h>
      <text:p text:style-name="Text_20_body">Find out what to do</text:p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<text:soft-page-break/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/>
      <text:h text:style-name="P4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03T08:36:25.31</dc:date>
    <meta:editing-duration>P1DT18H3M4S</meta:editing-duration>
    <meta:editing-cycles>90</meta:editing-cycles>
    <meta:generator>OpenOffice/4.1.5$Win32 OpenOffice.org_project/415m1$Build-9789</meta:generator>
    <meta:document-statistic meta:table-count="0" meta:image-count="0" meta:object-count="0" meta:page-count="9" meta:paragraph-count="267" meta:word-count="1092" meta:character-count="7703"/>
  </office:meta>
</office:document-meta>
</file>